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.60000038146973pt" style:font-size-asian="8.60000038146973pt" style:font-size-complex="8.60000038146973pt"/>
    </style:style>
    <style:style style:name="T8" style:family="text">
      <style:text-properties fo:font-size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nsensus 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ing 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26cm" svg:height="1.35cm" svg:x="3.748cm" svg:y="7.0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9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124cm" svg:height="0.735cm" svg:x="10.006cm" svg:y="2.352cm">
          <draw:text-box>
            <text:p text:style-name="P1"><text:span text:style-name="T6">RDMA</text:span></text:p>
            <text:p text:style-name="P1"><text:span text:style-name="T6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9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9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8"><text:span text:style-name="T7">consensus</text:span></text:p>
            <text:p text:style-name="P8"><text:span text:style-name="T7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8">...</text:span></text:p>
          </draw:text-box>
        </draw:frame>
        <draw:custom-shape draw:style-name="gr12" draw:text-style-name="P10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081cm" svg:y="7.0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nsensus protocol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6.974cm" svg:y1="7.62cm" svg:x2="11.081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ing protocol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16" draw:layer="layout" svg:width="1.226cm" svg:height="0.809cm" svg:x="9.908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794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.374cm" svg:height="0.53cm" svg:x="8.481cm" svg:y="7.62cm">
          <draw:text-box>
            <text:p text:style-name="P1"><text:span text:style-name="T5">TCP/T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7" draw:layer="layout" svg:x1="7.112cm" svg:y1="3.01cm" svg:x2="7.366cm" svg:y2="4.058cm">
          <text:p/>
        </draw:line>
        <draw:line draw:style-name="gr20" draw:text-style-name="P17" draw:layer="layout" svg:x1="8.957cm" svg:y1="3.01cm" svg:x2="9.211cm" svg:y2="4.058cm">
          <text:p/>
        </draw:line>
        <draw:line draw:style-name="gr20" draw:text-style-name="P17" draw:layer="layout" svg:x1="7.757cm" svg:y1="3.01cm" svg:x2="8.011cm" svg:y2="4.058cm">
          <text:p/>
        </draw:line>
        <draw:line draw:style-name="gr20" draw:text-style-name="P17" draw:layer="layout" svg:x1="8.128cm" svg:y1="5.363cm" svg:x2="8.536cm" svg:y2="4.372cm">
          <text:p/>
        </draw:line>
        <draw:frame draw:style-name="gr21" draw:text-style-name="P18" draw:layer="layout" svg:width="1.27cm" svg:height="0.493cm" svg:x="8.236cm" svg:y="4.626cm">
          <draw:text-box>
            <text:p><text:span text:style-name="T6">append</text:span></text:p>
          </draw:text-box>
        </draw:frame>
        <draw:frame draw:style-name="gr21" draw:text-style-name="P18" draw:layer="layout" svg:width="1.27cm" svg:height="0.493cm" svg:x="7.036cm" svg:y="3.227cm">
          <draw:text-box>
            <text:p><text:span text:style-name="T6">append</text:span></text:p>
          </draw:text-box>
        </draw:frame>
        <draw:frame draw:style-name="gr21" draw:text-style-name="P18" draw:layer="layout" svg:width="1.27cm" svg:height="0.493cm" svg:x="8.836cm" svg:y="3.227cm">
          <draw:text-box>
            <text:p><text:span text:style-name="T6">append</text:span></text:p>
          </draw:text-box>
        </draw:frame>
        <draw:line draw:style-name="gr20" draw:text-style-name="P7" draw:layer="layout" svg:x1="4.064cm" svg:y1="3.556cm" svg:x2="6.096cm" svg:y2="2.54cm">
          <text:p/>
        </draw:line>
        <draw:line draw:style-name="gr20" draw:text-style-name="P17" draw:layer="layout" svg:x1="12.102cm" svg:y1="3.01cm" svg:x2="11.43cm" svg:y2="4.064cm">
          <text:p/>
        </draw:line>
        <draw:frame draw:style-name="gr21" draw:text-style-name="P18" draw:layer="layout" svg:width="1.27cm" svg:height="0.493cm" svg:x="10.836cm" svg:y="3.228cm">
          <draw:text-box>
            <text:p><text:span text:style-name="T6">append</text:span></text:p>
          </draw:text-box>
        </draw:frame>
        <draw:line draw:style-name="gr20" draw:text-style-name="P7" draw:layer="layout" svg:x1="4.064cm" svg:y1="2.794cm" svg:x2="6.096cm" svg:y2="2.54cm">
          <text:p/>
        </draw:line>
        <draw:line draw:style-name="gr20" draw:text-style-name="P7" draw:layer="layout" svg:x1="4.826cm" svg:y1="4.826cm" svg:x2="6.096cm" svg:y2="5.842cm">
          <text:p/>
        </draw:line>
        <draw:line draw:style-name="gr20" draw:text-style-name="P7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899cm">
          <draw:text-box>
            <text:p><text:span text:style-name="T5">send()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 text:style-name="P6"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 text:style-name="P6"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 text:style-name="P6"><text:span text:style-name="T5">TCP/IP</text:span></text:p>
          </draw:text-box>
        </draw:frame>
        <draw:frame draw:style-name="gr21" draw:text-style-name="P6" draw:layer="layout" svg:width="1.416cm" svg:height="0.53cm" svg:x="1.432cm" svg:y="4.324cm">
          <draw:text-box>
            <text:p text:style-name="P6"><text:span text:style-name="T5">TCP/I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4H36M20S</meta:editing-duration>
    <meta:editing-cycles>45</meta:editing-cycles>
    <meta:generator>LibreOffice/4.2.8.2$Linux_X86_64 LibreOffice_project/420m0$Build-2</meta:generator>
    <dc:date>2016-05-09T21:29:15.859448172</dc:date>
    <meta:document-statistic meta:object-count="91"/>
  </office:meta>
</office:document-meta>
</file>